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8.072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2.82cm"/>
    </style:style>
    <style:style style:name="co7" style:family="table-column">
      <style:table-column-properties fo:break-before="auto" style:column-width="6.627cm"/>
    </style:style>
    <style:style style:name="co8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2b2b2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pl" style:country-asian="PL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pl" style:country-asian="PL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b2b2b2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51pt solid #000000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0.51pt solid #000000" fo:border-top="0.51pt solid #000000"/>
      <style:paragraph-properties fo:text-align="end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style:font-name="Calibri"/>
    </style:style>
    <style:style style:name="ce15" style:family="table-cell" style:parent-style-name="Default">
      <style:table-cell-properties fo:background-color="#b2b2b2" fo:wrap-option="wrap" fo:border="0.06pt solid #000000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none"/>
      <style:paragraph-properties fo:text-align="justify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none"/>
      <style:paragraph-properties fo:text-align="justify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wrap-option="wrap" fo:border-left="0.51pt solid #000000" fo:border-right="0.51pt solid #000000" fo:border-top="none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wrap-option="wrap" fo:border-left="0.51pt solid #000000" fo:border-right="0.51pt solid #000000" fo:border-top="none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justify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L.p.</text:p>
          </table:table-cell>
          <table:table-cell table:style-name="ce6" office:value-type="string" calcext:value-type="string">
            <text:p>Wyszczególnienie</text:p>
          </table:table-cell>
          <table:table-cell table:style-name="ce10" office:value-type="string" calcext:value-type="string">
            <text:p>Wartość</text:p>
          </table:table-cell>
          <table:table-cell table:style-name="ce13" office:value-type="string" calcext:value-type="string">
            <text:p>Do Bilansu</text:p>
          </table:table-cell>
          <table:table-cell table:style-name="ce13" office:value-type="string" calcext:value-type="string">
            <text:p>Do RZiS</text:p>
          </table:table-cell>
          <table:table-cell/>
          <table:table-cell table:style-name="ce15" office:value-type="string" calcext:value-type="string">
            <text:p>BILANS</text:p>
          </table:table-cell>
          <table:table-cell table:style-name="ce18" office:value-type="string" calcext:value-type="string">
            <text:p>Wartość</text:p>
          </table:table-cell>
          <table:table-cell/>
          <table:table-cell table:style-name="ce19" office:value-type="string" calcext:value-type="string">
            <text:p>RACHUNEK ZYSKÓW I STRAT</text:p>
          </table:table-cell>
          <table:table-cell table:style-name="ce27" office:value-type="string" calcext:value-type="string">
            <text:p>Wartość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Środki trwałe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4" table:formula="of:=[.H6]" office:value-type="string" office:string-value="- środki trwałe" calcext:value-type="string">
            <text:p>- środki trwałe</text:p>
          </table:table-cell>
          <table:table-cell table:style-name="ce14"/>
          <table:table-cell/>
          <table:table-cell table:style-name="ce16" office:value-type="string" calcext:value-type="string">
            <text:p>A. Aktywa trwałe</text:p>
          </table:table-cell>
          <table:table-cell table:style-name="ce14" table:formula="of:=[.I4]+[.I5]+[.I8]+[.I9]+[.I12]" office:value-type="float" office:value="16200" calcext:value-type="float">
            <text:p>16200</text:p>
          </table:table-cell>
          <table:table-cell/>
          <table:table-cell table:style-name="ce20" office:value-type="string" calcext:value-type="string">
            <text:p>A. Przychody netto ze sprzedaży i zrównane z nimi</text:p>
          </table:table-cell>
          <table:table-cell table:style-name="ce28" table:formula="of:=[.L4]+[.L5]+[.L6]+SUMIF([.$F$3:.$F$43];[.K3];[.$D$3:.$D$43])" office:value-type="float" office:value="11120" calcext:value-type="float">
            <text:p>1112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artości niematerialne i prawne</text:p>
          </table:table-cell>
          <table:table-cell table:style-name="ce12" office:value-type="float" office:value="6000" calcext:value-type="float">
            <text:p>6000</text:p>
          </table:table-cell>
          <table:table-cell table:style-name="ce14" table:formula="of:=[.H4]" office:value-type="string" office:string-value="I.  Wartości niematerialne i prawne" calcext:value-type="string">
            <text:p>I. <text:s/>Wartości niematerialne i prawne</text:p>
          </table:table-cell>
          <table:table-cell table:style-name="ce14"/>
          <table:table-cell/>
          <table:table-cell table:style-name="ce17" office:value-type="string" calcext:value-type="string">
            <text:p>I. <text:s/>Wartości niematerialne i prawne</text:p>
          </table:table-cell>
          <table:table-cell table:style-name="ce14" table:formula="of:=SUMIF([.$E$3:.$E$43];[.H4];[.$D$3:.$D$43])-[.D7]" office:value-type="float" office:value="5300" calcext:value-type="float">
            <text:p>5300</text:p>
          </table:table-cell>
          <table:table-cell/>
          <table:table-cell table:style-name="ce21" office:value-type="string" calcext:value-type="string">
            <text:p>I. Przychody netto ze sprzedaży </text:p>
          </table:table-cell>
          <table:table-cell table:style-name="ce28" table:formula="of:=SUMIF([.$F$3:.$F$43];[.K4];[.$D$3:.$D$43])" office:value-type="float" office:value="11120" calcext:value-type="float">
            <text:p>1112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Akcje nabyte z przeznaczeniem na lokatę</text:p>
          </table:table-cell>
          <table:table-cell table:style-name="ce12" office:value-type="float" office:value="2500" calcext:value-type="float">
            <text:p>2500</text:p>
          </table:table-cell>
          <table:table-cell table:style-name="ce14" table:formula="of:=[.H11]" office:value-type="string" office:string-value="- długoterminowe aktywa finansowe" calcext:value-type="string">
            <text:p>- długoterminowe aktywa finansowe</text:p>
          </table:table-cell>
          <table:table-cell table:style-name="ce14"/>
          <table:table-cell/>
          <table:table-cell table:style-name="ce17" office:value-type="string" calcext:value-type="string">
            <text:p>II. <text:s/>Rzeczowe aktywa trwałe, w tym:</text:p>
          </table:table-cell>
          <table:table-cell table:style-name="ce14" table:formula="of:=SUMIF([.$E$3:.$E$43];[.H5];[.$D$3:.$D$43])+[.I7]+[.I6]" office:value-type="float" office:value="8400" calcext:value-type="float">
            <text:p>8400</text:p>
          </table:table-cell>
          <table:table-cell/>
          <table:table-cell table:style-name="ce22" office:value-type="string" calcext:value-type="string">
            <text:p>II. Zmiana stanu produktów</text:p>
          </table:table-cell>
          <table:table-cell table:style-name="ce28" table:formula="of:=SUMIF([.$F$3:.$F$43];[.K5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Umorzenie środków trwałych</text:p>
          </table:table-cell>
          <table:table-cell table:style-name="ce12" office:value-type="float" office:value="1600" calcext:value-type="float">
            <text:p>1600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formula="of:=[.H6]" office:value-type="string" office:string-value="- środki trwałe" calcext:value-type="string">
            <text:p>- środki trwałe</text:p>
          </table:table-cell>
          <table:table-cell table:style-name="ce17" office:value-type="string" calcext:value-type="string">
            <text:p>- środki trwałe</text:p>
          </table:table-cell>
          <table:table-cell table:style-name="ce14" table:formula="of:=SUMIF([.$E$3:.$E$43];[.H6];[.$D$3:.$D$43])-[.D6]" office:value-type="float" office:value="8400" calcext:value-type="float">
            <text:p>8400</text:p>
          </table:table-cell>
          <table:table-cell/>
          <table:table-cell table:style-name="ce22" office:value-type="string" calcext:value-type="string">
            <text:p>III. Koszt wytworzenia produktów na własne potrzeby </text:p>
          </table:table-cell>
          <table:table-cell table:style-name="ce28" table:formula="of:=SUMIF([.$F$3:.$F$43];[.K6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Umorzenie wartości niematerialnych i prawnych</text:p>
          </table:table-cell>
          <table:table-cell table:style-name="ce12" office:value-type="float" office:value="700" calcext:value-type="float">
            <text:p>700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formula="of:=[.H4]" office:value-type="string" office:string-value="I.  Wartości niematerialne i prawne" calcext:value-type="string">
            <text:p>I. <text:s/>Wartości niematerialne i prawne</text:p>
          </table:table-cell>
          <table:table-cell table:style-name="ce17" office:value-type="string" calcext:value-type="string">
            <text:p>- środki trwałe w budowie</text:p>
          </table:table-cell>
          <table:table-cell table:style-name="ce14" table:formula="of:=SUMIF([.$E$3:.$E$43];[.H7];[.$D$3:.$D$43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B. Koszty działalności operacyjnej</text:p>
          </table:table-cell>
          <table:table-cell table:style-name="ce28" table:formula="of:=[.L8]+[.L9]+[.L10]+[.L11]+[.L12]+[.L14]+SUMIF([.$F$3:.$F$43];[.K7];[.$D$3:.$D$43])" office:value-type="float" office:value="8120" calcext:value-type="float">
            <text:p>812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Środki pieniężne w kasie</text:p>
          </table:table-cell>
          <table:table-cell table:style-name="ce12" office:value-type="float" office:value="450" calcext:value-type="float">
            <text:p>450</text:p>
          </table:table-cell>
          <table:table-cell table:style-name="ce14" table:formula="of:=[.H21]" office:value-type="string" office:string-value="-  środki pieniężne w kasie i na rachunkach" calcext:value-type="string">
            <text:p>- <text:s/>środki pieniężne w kasie i na rachunkach</text:p>
          </table:table-cell>
          <table:table-cell table:style-name="ce14"/>
          <table:table-cell/>
          <table:table-cell table:style-name="ce17" office:value-type="string" calcext:value-type="string">
            <text:p>III. Należności długoterminowe</text:p>
          </table:table-cell>
          <table:table-cell table:style-name="ce14" table:formula="of:=SUMIF([.$E$3:.$E$43];[.H8];[.$D$3:.$D$43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. Amortyzacja</text:p>
          </table:table-cell>
          <table:table-cell table:style-name="ce28" table:formula="of:=SUMIF([.$F$3:.$F$43];[.K8];[.$D$3:.$D$43])" office:value-type="float" office:value="500" calcext:value-type="float">
            <text:p>50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Środki pieniężne na rachunku bieżącym </text:p>
          </table:table-cell>
          <table:table-cell table:style-name="ce12" office:value-type="float" office:value="1500" calcext:value-type="float">
            <text:p>1500</text:p>
          </table:table-cell>
          <table:table-cell table:style-name="ce14" table:formula="of:=[.H21]" office:value-type="string" office:string-value="-  środki pieniężne w kasie i na rachunkach" calcext:value-type="string">
            <text:p>- <text:s/>środki pieniężne w kasie i na rachunkach</text:p>
          </table:table-cell>
          <table:table-cell table:style-name="ce14"/>
          <table:table-cell/>
          <table:table-cell table:style-name="ce17" office:value-type="string" calcext:value-type="string">
            <text:p>IV. Inwestycje długoterminowe, w tym:</text:p>
          </table:table-cell>
          <table:table-cell table:style-name="ce14" table:formula="of:=SUMIF([.$E$3:.$E$43];[.H9];[.$D$3:.$D$43])+[.I10]+[.I11]" office:value-type="float" office:value="2500" calcext:value-type="float">
            <text:p>2500</text:p>
          </table:table-cell>
          <table:table-cell/>
          <table:table-cell table:style-name="ce22" office:value-type="string" calcext:value-type="string">
            <text:p>II. Zużycie materiałów i energii</text:p>
          </table:table-cell>
          <table:table-cell table:style-name="ce28" table:formula="of:=SUMIF([.$F$3:.$F$43];[.K9];[.$D$3:.$D$43])" office:value-type="float" office:value="1500" calcext:value-type="float">
            <text:p>150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Kredyt bankowy krótkoterminowy</text:p>
          </table:table-cell>
          <table:table-cell table:style-name="ce12" office:value-type="float" office:value="2300" calcext:value-type="float">
            <text:p>2300</text:p>
          </table:table-cell>
          <table:table-cell table:style-name="ce14" table:formula="of:=[.H42]" office:value-type="string" office:string-value="a) z tytułu kredytów i pożyczek  (pasywa/B/III)" calcext:value-type="string">
            <text:p>a) z tytułu kredytów i pożyczek <text:s/>(pasywa/B/III)</text:p>
          </table:table-cell>
          <table:table-cell table:style-name="ce14"/>
          <table:table-cell/>
          <table:table-cell table:style-name="ce17" office:value-type="string" calcext:value-type="string">
            <text:p>- nieruchomości</text:p>
          </table:table-cell>
          <table:table-cell table:style-name="ce14" table:formula="of:=SUMIF([.$E$3:.$E$43];[.H10];[.$D$3:.$D$43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II. Usługi obce</text:p>
          </table:table-cell>
          <table:table-cell table:style-name="ce28" table:formula="of:=SUMIF([.$F$3:.$F$43];[.K10];[.$D$3:.$D$43])" office:value-type="float" office:value="300" calcext:value-type="float">
            <text:p>30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Zobowiązanie z tytułu <text:s/>podatku dochodowego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table:formula="of:=[.H41]" office:value-type="string" office:string-value="III. Zobowiązania krótkoterminowe, w tym:" calcext:value-type="string">
            <text:p>III. Zobowiązania krótkoterminowe, w tym:</text:p>
          </table:table-cell>
          <table:table-cell table:style-name="ce14"/>
          <table:table-cell/>
          <table:table-cell table:style-name="ce17" office:value-type="string" calcext:value-type="string">
            <text:p>- długoterminowe aktywa finansowe</text:p>
          </table:table-cell>
          <table:table-cell table:style-name="ce14" table:formula="of:=SUMIF([.$E$3:.$E$43];[.H11];[.$D$3:.$D$43])" office:value-type="float" office:value="2500" calcext:value-type="float">
            <text:p>2500</text:p>
          </table:table-cell>
          <table:table-cell/>
          <table:table-cell table:style-name="ce22" office:value-type="string" calcext:value-type="string">
            <text:p>IV. Wynagrodzenia</text:p>
          </table:table-cell>
          <table:table-cell table:style-name="ce28" table:formula="of:=SUMIF([.$F$3:.$F$43];[.K11];[.$D$3:.$D$43])" office:value-type="float" office:value="2450" calcext:value-type="float">
            <text:p>245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Kredyt bankowy o terminie płatności 24 miesiące</text:p>
          </table:table-cell>
          <table:table-cell table:style-name="ce12" office:value-type="float" office:value="2700" calcext:value-type="float">
            <text:p>2700</text:p>
          </table:table-cell>
          <table:table-cell table:style-name="ce14" table:formula="of:=[.H40]" office:value-type="string" office:string-value="- z tytułu kredytów i pożyczek  (pasywa/B/II)" calcext:value-type="string">
            <text:p>- z tytułu kredytów i pożyczek <text:s/>(pasywa/B/II)</text:p>
          </table:table-cell>
          <table:table-cell table:style-name="ce14"/>
          <table:table-cell/>
          <table:table-cell table:style-name="ce17" office:value-type="string" calcext:value-type="string">
            <text:p>V. <text:s/>Długoterminowe rozliczenia międzyokresowe</text:p>
          </table:table-cell>
          <table:table-cell table:style-name="ce14" table:formula="of:=SUMIF([.$E$3:.$E$43];[.H12];[.$D$3:.$D$43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V. Ubezpieczenia społeczne i inne świadczenia, w tym:</text:p>
          </table:table-cell>
          <table:table-cell table:style-name="ce28" table:formula="of:=SUMIF([.$F$3:.$F$43];[.K12];[.$D$3:.$D$43])+[.L13]" office:value-type="float" office:value="1250" calcext:value-type="float">
            <text:p>125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Należności z tytułu dostaw i usług krótkoterminowe</text:p>
          </table:table-cell>
          <table:table-cell table:style-name="ce12" office:value-type="float" office:value="450" calcext:value-type="float">
            <text:p>450</text:p>
          </table:table-cell>
          <table:table-cell table:style-name="ce14" table:formula="of:=[.H17]" office:value-type="string" office:string-value="- do 12 miesięcy  (aktywa/B/II/a)" calcext:value-type="string">
            <text:p>- do 12 miesięcy <text:s/>(aktywa/B/II/a)</text:p>
          </table:table-cell>
          <table:table-cell table:style-name="ce14"/>
          <table:table-cell/>
          <table:table-cell table:style-name="ce16" office:value-type="string" calcext:value-type="string">
            <text:p>B. Aktywa obrotowe</text:p>
          </table:table-cell>
          <table:table-cell table:style-name="ce14" table:formula="of:=[.I14]+[.I15]+[.I19]+[.I22]" office:value-type="float" office:value="3800" calcext:value-type="float">
            <text:p>3800</text:p>
          </table:table-cell>
          <table:table-cell/>
          <table:table-cell table:style-name="ce22" office:value-type="string" calcext:value-type="string">
            <text:p>- emerytalne</text:p>
          </table:table-cell>
          <table:table-cell table:style-name="ce28" table:formula="of:=SUMIF([.$F$3:.$F$43];[.K13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Zobowiązania wobec dostawców powyżej 12 miesięcy </text:p>
          </table:table-cell>
          <table:table-cell table:style-name="ce12" office:value-type="float" office:value="920" calcext:value-type="float">
            <text:p>920</text:p>
          </table:table-cell>
          <table:table-cell table:style-name="ce14" table:formula="of:=[.H45]" office:value-type="string" office:string-value="- powyżej 12 miesięcy  (pasywa/B/III/b)" calcext:value-type="string">
            <text:p>- powyżej 12 miesięcy <text:s/>(pasywa/B/III/b)</text:p>
          </table:table-cell>
          <table:table-cell table:style-name="ce14"/>
          <table:table-cell/>
          <table:table-cell table:style-name="ce17" office:value-type="string" calcext:value-type="string">
            <text:p>I. <text:s/>Zapasy</text:p>
          </table:table-cell>
          <table:table-cell table:style-name="ce14" table:formula="of:=SUMIF([.$E$3:.$E$43];[.H14];[.$D$3:.$D$43])" office:value-type="float" office:value="1300" calcext:value-type="float">
            <text:p>1300</text:p>
          </table:table-cell>
          <table:table-cell/>
          <table:table-cell table:style-name="ce22" office:value-type="string" calcext:value-type="string">
            <text:p>VI. Pozostałe koszty, w tym:</text:p>
          </table:table-cell>
          <table:table-cell table:style-name="ce28" table:formula="of:=SUMIF([.$F$3:.$F$43];[.K14];[.$D$3:.$D$43])+[.L15]" office:value-type="float" office:value="2120" calcext:value-type="float">
            <text:p>212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Wyroby gotowe</text:p>
          </table:table-cell>
          <table:table-cell table:style-name="ce12" office:value-type="float" office:value="200" calcext:value-type="float">
            <text:p>200</text:p>
          </table:table-cell>
          <table:table-cell table:style-name="ce14" table:formula="of:=[.H14]" office:value-type="string" office:string-value="I.  Zapasy" calcext:value-type="string">
            <text:p>I. <text:s/>Zapasy</text:p>
          </table:table-cell>
          <table:table-cell table:style-name="ce14"/>
          <table:table-cell/>
          <table:table-cell table:style-name="ce17" office:value-type="string" calcext:value-type="string">
            <text:p>II. Należności krótkoterminowe, w tym:</text:p>
          </table:table-cell>
          <table:table-cell table:style-name="ce14" table:formula="of:=[.I16]+SUMIF([.$E$3:.$E$43];[.H15];[.$D$3:.$D$43])" office:value-type="float" office:value="550" calcext:value-type="float">
            <text:p>550</text:p>
          </table:table-cell>
          <table:table-cell/>
          <table:table-cell table:style-name="ce22" office:value-type="string" calcext:value-type="string">
            <text:p>- wartość sprzedanych towarów i materiałów <text:s/></text:p>
          </table:table-cell>
          <table:table-cell table:style-name="ce28" table:formula="of:=SUMIF([.$F$3:.$F$43];[.K15];[.$D$3:.$D$43])" office:value-type="float" office:value="1800" calcext:value-type="float">
            <text:p>18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Towary w magazynie</text:p>
          </table:table-cell>
          <table:table-cell table:style-name="ce12" office:value-type="float" office:value="1100" calcext:value-type="float">
            <text:p>1100</text:p>
          </table:table-cell>
          <table:table-cell table:style-name="ce14" table:formula="of:=[.H14]" office:value-type="string" office:string-value="I.  Zapasy" calcext:value-type="string">
            <text:p>I. <text:s/>Zapasy</text:p>
          </table:table-cell>
          <table:table-cell table:style-name="ce14"/>
          <table:table-cell/>
          <table:table-cell table:style-name="ce17" office:value-type="string" calcext:value-type="string">
            <text:p>a) z tytułu dostaw i usług, w tym:</text:p>
          </table:table-cell>
          <table:table-cell table:style-name="ce14" table:formula="of:=[.I17]+[.I18]+SUMIF([.$E$3:.$E$43];[.H16];[.$D$3:.$D$43])" office:value-type="float" office:value="450" calcext:value-type="float">
            <text:p>450</text:p>
          </table:table-cell>
          <table:table-cell/>
          <table:table-cell table:style-name="ce23" office:value-type="string" calcext:value-type="string">
            <text:p>C. Zysk (strata) ze sprzedaży (A-B)</text:p>
          </table:table-cell>
          <table:table-cell table:style-name="ce28" table:formula="of:=[.L3]-[.L7]" office:value-type="float" office:value="3000" calcext:value-type="float">
            <text:p>300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Zaliczka wypłacona pracownikowi na zakup materiałów biurowych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table:formula="of:=[.H15]" office:value-type="string" office:string-value="II. Należności krótkoterminowe, w tym:" calcext:value-type="string">
            <text:p>II. Należności krótkoterminowe, w tym:</text:p>
          </table:table-cell>
          <table:table-cell table:style-name="ce14"/>
          <table:table-cell/>
          <table:table-cell table:style-name="ce17" office:value-type="string" calcext:value-type="string">
            <text:p>- do 12 miesięcy <text:s/>(aktywa/B/II/a)</text:p>
          </table:table-cell>
          <table:table-cell table:style-name="ce14" table:formula="of:=SUMIF([.$E$3:.$E$43];[.H17];[.$D$3:.$D$43])" office:value-type="float" office:value="450" calcext:value-type="float">
            <text:p>450</text:p>
          </table:table-cell>
          <table:table-cell/>
          <table:table-cell table:style-name="ce20" office:value-type="string" calcext:value-type="string">
            <text:p>D. Pozostałe przychody operacyjne, w tym:</text:p>
          </table:table-cell>
          <table:table-cell table:style-name="ce28" table:formula="of:=SUMIF([.$F$3:.$F$43];[.K17];[.$D$3:.$D$43])+[.L18]" office:value-type="float" office:value="1200" calcext:value-type="float">
            <text:p>12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Amortyzacja</text:p>
          </table:table-cell>
          <table:table-cell table:style-name="ce12" office:value-type="float" office:value="500" calcext:value-type="float">
            <text:p>500</text:p>
          </table:table-cell>
          <table:table-cell table:style-name="ce14"/>
          <table:table-cell table:style-name="ce14" table:formula="of:=[.K8]" office:value-type="string" office:string-value="I. Amortyzacja" calcext:value-type="string">
            <text:p>I. Amortyzacja</text:p>
          </table:table-cell>
          <table:table-cell/>
          <table:table-cell table:style-name="ce17" office:value-type="string" calcext:value-type="string">
            <text:p>- powyżej 12 miesięcy <text:s/>(aktywa/B/II/a)</text:p>
          </table:table-cell>
          <table:table-cell table:style-name="ce14" table:formula="of:=SUMIF([.$E$3:.$E$43];[.H18];[.$D$3:.$D$43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- aktualizacja wartości aktywów niefinansowych</text:p>
          </table:table-cell>
          <table:table-cell table:style-name="ce28" table:formula="of:=SUMIF([.$F$3:.$F$43];[.K18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Zużycie materiałów i energii</text:p>
          </table:table-cell>
          <table:table-cell table:style-name="ce12" office:value-type="float" office:value="1500" calcext:value-type="float">
            <text:p>1500</text:p>
          </table:table-cell>
          <table:table-cell table:style-name="ce14"/>
          <table:table-cell table:style-name="ce14" table:formula="of:=[.K9]" office:value-type="string" office:string-value="II. Zużycie materiałów i energii" calcext:value-type="string">
            <text:p>II. Zużycie materiałów i energii</text:p>
          </table:table-cell>
          <table:table-cell/>
          <table:table-cell table:style-name="ce17" office:value-type="string" calcext:value-type="string">
            <text:p>III. Inwestycje krótkoterminowe, w tym:</text:p>
          </table:table-cell>
          <table:table-cell table:style-name="ce14" table:formula="of:=SUMIF([.$E$3:.$E$43];[.H19];[.$D$3:.$D$43])+[.I20]" office:value-type="float" office:value="1950" calcext:value-type="float">
            <text:p>1950</text:p>
          </table:table-cell>
          <table:table-cell/>
          <table:table-cell table:style-name="ce20" office:value-type="string" calcext:value-type="string">
            <text:p>E. Pozostałe koszty operacyjne, w tym:</text:p>
          </table:table-cell>
          <table:table-cell table:style-name="ce28" table:formula="of:=SUMIF([.$F$3:.$F$43];[.K19];[.$D$3:.$D$43])+[.L20]" office:value-type="float" office:value="1800" calcext:value-type="float">
            <text:p>18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Usługi obce</text:p>
          </table:table-cell>
          <table:table-cell table:style-name="ce12" office:value-type="float" office:value="300" calcext:value-type="float">
            <text:p>300</text:p>
          </table:table-cell>
          <table:table-cell table:style-name="ce14"/>
          <table:table-cell table:style-name="ce14" table:formula="of:=[.K10]" office:value-type="string" office:string-value="III. Usługi obce" calcext:value-type="string">
            <text:p>III. Usługi obce</text:p>
          </table:table-cell>
          <table:table-cell/>
          <table:table-cell table:style-name="ce17" office:value-type="string" calcext:value-type="string">
            <text:p>a) krótkoterminowe aktywa finansowe, w tym:</text:p>
          </table:table-cell>
          <table:table-cell table:style-name="ce14" table:formula="of:=SUMIF([.$E$3:.$E$43];[.H20];[.$D$3:.$D$43])+[.I21]" office:value-type="float" office:value="1950" calcext:value-type="float">
            <text:p>1950</text:p>
          </table:table-cell>
          <table:table-cell/>
          <table:table-cell table:style-name="ce22" office:value-type="string" calcext:value-type="string">
            <text:p>- aktualizacja wartości aktywów niefinansowych</text:p>
          </table:table-cell>
          <table:table-cell table:style-name="ce28" table:formula="of:=SUMIF([.$F$3:.$F$43];[.K20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Podatki i opłaty</text:p>
          </table:table-cell>
          <table:table-cell table:style-name="ce12" office:value-type="float" office:value="200" calcext:value-type="float">
            <text:p>200</text:p>
          </table:table-cell>
          <table:table-cell table:style-name="ce14"/>
          <table:table-cell table:style-name="ce14" table:formula="of:=[.K14]" office:value-type="string" office:string-value="VI. Pozostałe koszty, w tym:" calcext:value-type="string">
            <text:p>VI. Pozostałe koszty, w tym:</text:p>
          </table:table-cell>
          <table:table-cell/>
          <table:table-cell table:style-name="ce17" office:value-type="string" calcext:value-type="string">
            <text:p>- <text:s/>środki pieniężne w kasie i na rachunkach</text:p>
          </table:table-cell>
          <table:table-cell table:style-name="ce14" table:formula="of:=SUMIF([.$E$3:.$E$43];[.H21];[.$D$3:.$D$43])" office:value-type="float" office:value="1950" calcext:value-type="float">
            <text:p>1950</text:p>
          </table:table-cell>
          <table:table-cell/>
          <table:table-cell table:style-name="ce20" office:value-type="string" calcext:value-type="string">
            <text:p>F. Przychody finansowe, w tym:</text:p>
          </table:table-cell>
          <table:table-cell table:style-name="ce28" table:formula="of:=[.L22]+[.L24]+[.L26]+[.L28]+SUMIF([.$F$3:.$F$43];[.K21];[.$D$3:.$D$43])" office:value-type="float" office:value="700" calcext:value-type="float">
            <text:p>700</text:p>
          </table:table-cell>
          <table:table-cell table:number-columns-repeated="1012"/>
        </table:table-row>
        <table:table-row table:style-name="ro6">
          <table:table-cell/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Wynagrodzenia</text:p>
          </table:table-cell>
          <table:table-cell table:style-name="ce12" office:value-type="float" office:value="2450" calcext:value-type="float">
            <text:p>2450</text:p>
          </table:table-cell>
          <table:table-cell table:style-name="ce14"/>
          <table:table-cell table:style-name="ce14" table:formula="of:=[.K11]" office:value-type="string" office:string-value="IV. Wynagrodzenia" calcext:value-type="string">
            <text:p>IV. Wynagrodzenia</text:p>
          </table:table-cell>
          <table:table-cell/>
          <table:table-cell table:style-name="ce17" office:value-type="string" calcext:value-type="string">
            <text:p>IV. Krótkoterminowe rozliczenia międzyokresowe </text:p>
          </table:table-cell>
          <table:table-cell table:style-name="ce14" table:formula="of:=SUMIF([.$E$3:.$E$43];[.H22];[.$D$3:.$D$43])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I. Dywidendy i udziały w zyskach od jednostek, w których jednostka posiada zaangażowanie, w tym:</text:p>
          </table:table-cell>
          <table:table-cell table:style-name="ce28" table:formula="of:=SUMIF([.$F$3:.$F$43];[.K22];[.$D$3:.$D$43])+[.L2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/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Ubezpieczenia społeczne i inne świadczenia</text:p>
          </table:table-cell>
          <table:table-cell table:style-name="ce12" office:value-type="float" office:value="1250" calcext:value-type="float">
            <text:p>1250</text:p>
          </table:table-cell>
          <table:table-cell table:style-name="ce14"/>
          <table:table-cell table:style-name="ce14" table:formula="of:=[.K12]" office:value-type="string" office:string-value="V. Ubezpieczenia społeczne i inne świadczenia, w tym:" calcext:value-type="string">
            <text:p>V. Ubezpieczenia społeczne i inne świadczenia, w tym:</text:p>
          </table:table-cell>
          <table:table-cell/>
          <table:table-cell table:style-name="ce16" office:value-type="string" calcext:value-type="string">
            <text:p>C. Należne wpłaty na kapitał podstawowy</text:p>
          </table:table-cell>
          <table:table-cell table:style-name="ce14" table:formula="of:=SUMIF([.$E$3:.$E$43];[.H23];[.$D$3:.$D$43]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- od jednostek powiązanych, w których jednostka posiada zaangażowanie w kapitale </text:p>
          </table:table-cell>
          <table:table-cell table:style-name="ce28" table:formula="of:=SUMIF([.$F$3:.$F$43];[.K23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/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Pozostałe koszty rodzajowe</text:p>
          </table:table-cell>
          <table:table-cell table:style-name="ce12" office:value-type="float" office:value="120" calcext:value-type="float">
            <text:p>120</text:p>
          </table:table-cell>
          <table:table-cell table:style-name="ce14"/>
          <table:table-cell table:style-name="ce14" table:formula="of:=[.K14]" office:value-type="string" office:string-value="VI. Pozostałe koszty, w tym:" calcext:value-type="string">
            <text:p>VI. Pozostałe koszty, w tym:</text:p>
          </table:table-cell>
          <table:table-cell/>
          <table:table-cell table:style-name="ce16" office:value-type="string" calcext:value-type="string">
            <text:p>D. Udziały (akcje) własne</text:p>
          </table:table-cell>
          <table:table-cell table:style-name="ce14" table:formula="of:=SUMIF([.$E$3:.$E$43];[.H24];[.$D$3:.$D$43])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II. Odsetki, w tym:</text:p>
          </table:table-cell>
          <table:table-cell table:style-name="ce28" table:formula="of:=SUMIF([.$F$3:.$F$43];[.K24];[.$D$3:.$D$43])+[.L25]" office:value-type="float" office:value="400" calcext:value-type="float">
            <text:p>40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Przychody ze sprzedaży produktów</text:p>
          </table:table-cell>
          <table:table-cell table:style-name="ce12" office:value-type="float" office:value="8000" calcext:value-type="float">
            <text:p>8000</text:p>
          </table:table-cell>
          <table:table-cell table:style-name="ce14"/>
          <table:table-cell table:style-name="ce14" table:formula="of:=[.K4]" office:value-type="string" office:string-value="I. Przychody netto ze sprzedaży " calcext:value-type="string">
            <text:p>I. Przychody netto ze sprzedaży </text:p>
          </table:table-cell>
          <table:table-cell/>
          <table:table-cell table:style-name="ce16" office:value-type="string" calcext:value-type="string">
            <text:p>AKTYWA RAZEM</text:p>
          </table:table-cell>
          <table:table-cell table:style-name="ce14" table:formula="of:=[.I3]+[.I13]+[.I23]+[.I24]" office:value-type="float" office:value="20000" calcext:value-type="float">
            <text:p>20000</text:p>
          </table:table-cell>
          <table:table-cell/>
          <table:table-cell table:style-name="ce21" office:value-type="string" calcext:value-type="string">
            <text:p>- od jednostek powiązanych</text:p>
          </table:table-cell>
          <table:table-cell table:style-name="ce28" table:formula="of:=SUMIF([.$F$3:.$F$43];[.K25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Przychody ze sprzedaży towarów</text:p>
          </table:table-cell>
          <table:table-cell table:style-name="ce12" office:value-type="float" office:value="3120" calcext:value-type="float">
            <text:p>3120</text:p>
          </table:table-cell>
          <table:table-cell table:style-name="ce14"/>
          <table:table-cell table:style-name="ce14" table:formula="of:=[.K4]" office:value-type="string" office:string-value="I. Przychody netto ze sprzedaży " calcext:value-type="string">
            <text:p>I. Przychody netto ze sprzedaży </text:p>
          </table:table-cell>
          <table:table-cell/>
          <table:table-cell table:style-name="ce16" office:value-type="string" calcext:value-type="string">
            <text:p>A. Kapitał (fundusz) własny</text:p>
          </table:table-cell>
          <table:table-cell table:style-name="ce14" table:formula="of:=[.I27]+[.I28]+[.I30]+[.I32]+[.I33]+[.I34]+[.I35]" office:value-type="float" office:value="13900" calcext:value-type="float">
            <text:p>13900</text:p>
          </table:table-cell>
          <table:table-cell/>
          <table:table-cell table:style-name="ce21" office:value-type="string" calcext:value-type="string">
            <text:p>III. Zysk z tytułu rozchodu aktywów finansowych, w tym:</text:p>
          </table:table-cell>
          <table:table-cell table:style-name="ce28" table:formula="of:=SUMIF([.$F$3:.$F$43];[.K26];[.$D$3:.$D$43])+[.L27]-[.D30]" office:value-type="float" office:value="300" calcext:value-type="float">
            <text:p>300</text:p>
          </table:table-cell>
          <table:table-cell table:number-columns-repeated="1012"/>
        </table:table-row>
        <table:table-row table:style-name="ro9">
          <table:table-cell/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Przychody z tytułu sprzedaży papierów wartościowych </text:p>
          </table:table-cell>
          <table:table-cell table:style-name="ce12" office:value-type="float" office:value="1500" calcext:value-type="float">
            <text:p>1500</text:p>
          </table:table-cell>
          <table:table-cell table:style-name="ce14"/>
          <table:table-cell table:style-name="ce14" table:formula="of:=[.K26]" office:value-type="string" office:string-value="III. Zysk z tytułu rozchodu aktywów finansowych, w tym:" calcext:value-type="string">
            <text:p>III. Zysk z tytułu rozchodu aktywów finansowych, w tym:</text:p>
          </table:table-cell>
          <table:table-cell/>
          <table:table-cell table:style-name="ce17" office:value-type="string" calcext:value-type="string">
            <text:p>I. <text:s/>Kapitał (f) podstawowy</text:p>
          </table:table-cell>
          <table:table-cell table:style-name="ce14" table:formula="of:=SUMIF([.$E$3:.$E$43];[.H27];[.$D$3:.$D$43])" office:value-type="float" office:value="9000" calcext:value-type="float">
            <text:p>9000</text:p>
          </table:table-cell>
          <table:table-cell/>
          <table:table-cell table:style-name="ce21" office:value-type="string" calcext:value-type="string">
            <text:p>- w jednostkach powiązanych</text:p>
          </table:table-cell>
          <table:table-cell table:style-name="ce28" table:formula="of:=SUMIF([.$F$3:.$F$43];[.K27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Naliczone odsetki za nieterminowe regulowanie należności</text:p>
          </table:table-cell>
          <table:table-cell table:style-name="ce12" office:value-type="float" office:value="400" calcext:value-type="float">
            <text:p>400</text:p>
          </table:table-cell>
          <table:table-cell table:style-name="ce14"/>
          <table:table-cell table:style-name="ce14" table:formula="of:=[.K24]" office:value-type="string" office:string-value="II. Odsetki, w tym:" calcext:value-type="string">
            <text:p>II. Odsetki, w tym:</text:p>
          </table:table-cell>
          <table:table-cell/>
          <table:table-cell table:style-name="ce17" office:value-type="string" calcext:value-type="string">
            <text:p>II. Kapitał (f) zapasowy, w tym:</text:p>
          </table:table-cell>
          <table:table-cell table:style-name="ce14" table:formula="of:=SUMIF([.$E$3:.$E$43];[.H28];[.$D$3:.$D$43])+[.I29]" office:value-type="float" office:value="4000" calcext:value-type="float">
            <text:p>4000</text:p>
          </table:table-cell>
          <table:table-cell/>
          <table:table-cell table:style-name="ce21" office:value-type="string" calcext:value-type="string">
            <text:p>IV. Aktualizacja wartości aktywów finansowych</text:p>
          </table:table-cell>
          <table:table-cell table:style-name="ce28" table:formula="of:=SUMIF([.$F$3:.$F$43];[.K28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Naliczone i zapłacone odsetki od kredytów bankowych</text:p>
          </table:table-cell>
          <table:table-cell table:style-name="ce12" office:value-type="float" office:value="800" calcext:value-type="float">
            <text:p>800</text:p>
          </table:table-cell>
          <table:table-cell table:style-name="ce14"/>
          <table:table-cell table:style-name="ce14" table:formula="of:=[.K30]" office:value-type="string" office:string-value="I. Odsetki, w tym:" calcext:value-type="string">
            <text:p>I. Odsetki, w tym:</text:p>
          </table:table-cell>
          <table:table-cell/>
          <table:table-cell table:style-name="ce17" office:value-type="string" calcext:value-type="string">
            <text:p>- nadwyżka wartości sprzedaży nad wartością nominalną</text:p>
          </table:table-cell>
          <table:table-cell table:style-name="ce14" table:formula="of:=SUMIF([.$E$3:.$E$43];[.H29];[.$D$3:.$D$4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. Koszty finansowe, w tym:</text:p>
          </table:table-cell>
          <table:table-cell table:style-name="ce28" table:formula="of:=[.L30]+[.L32]+[.L34]+SUMIF([.$F$3:.$F$43];[.K29];[.$D$3:.$D$43])" office:value-type="float" office:value="1600" calcext:value-type="float">
            <text:p>16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Wartość sprzedanych papierów wartościowych </text:p>
          </table:table-cell>
          <table:table-cell table:style-name="ce12" office:value-type="float" office:value="1200" calcext:value-type="float">
            <text:p>1200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formula="of:=[.K26]" office:value-type="string" office:string-value="III. Zysk z tytułu rozchodu aktywów finansowych, w tym:" calcext:value-type="string">
            <text:p>III. Zysk z tytułu rozchodu aktywów finansowych, w tym:</text:p>
          </table:table-cell>
          <table:table-cell table:style-name="ce17" office:value-type="string" calcext:value-type="string">
            <text:p>III. <text:s/>Kapitał (f) z aktualizacji wyceny, w tym:</text:p>
          </table:table-cell>
          <table:table-cell table:style-name="ce14" table:formula="of:=SUMIF([.$E$3:.$E$43];[.H30];[.$D$3:.$D$43])+[.I31]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I. Odsetki, w tym:</text:p>
          </table:table-cell>
          <table:table-cell table:style-name="ce28" table:formula="of:=SUMIF([.$F$3:.$F$43];[.K30];[.$D$3:.$D$43])+[.L31]" office:value-type="float" office:value="800" calcext:value-type="float">
            <text:p>80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29" calcext:value-type="float">
            <text:p>29</text:p>
          </table:table-cell>
          <table:table-cell table:style-name="ce8" office:value-type="string" calcext:value-type="string">
            <text:p>Odszkodowanie otrzymane od kontrahenta za zerwanie kontraktu</text:p>
          </table:table-cell>
          <table:table-cell table:style-name="ce12" office:value-type="float" office:value="150" calcext:value-type="float">
            <text:p>150</text:p>
          </table:table-cell>
          <table:table-cell table:style-name="ce14"/>
          <table:table-cell table:style-name="ce14" table:formula="of:=[.K17]" office:value-type="string" office:string-value="D. Pozostałe przychody operacyjne, w tym:" calcext:value-type="string">
            <text:p>D. Pozostałe przychody operacyjne, w tym:</text:p>
          </table:table-cell>
          <table:table-cell/>
          <table:table-cell table:style-name="ce17" office:value-type="string" calcext:value-type="string">
            <text:p>- z tytułu aktualizacji wartości godziwej</text:p>
          </table:table-cell>
          <table:table-cell table:style-name="ce14" table:formula="of:=SUMIF([.$E$3:.$E$43];[.H31];[.$D$3:.$D$43])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- dla jednostek powiązanych</text:p>
          </table:table-cell>
          <table:table-cell table:style-name="ce28" table:formula="of:=SUMIF([.$F$3:.$F$43];[.K31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Otrzymana dotacja na pokrycie kosztów całokształtu działalności</text:p>
          </table:table-cell>
          <table:table-cell table:style-name="ce12" office:value-type="float" office:value="250" calcext:value-type="float">
            <text:p>250</text:p>
          </table:table-cell>
          <table:table-cell table:style-name="ce14"/>
          <table:table-cell table:style-name="ce14" table:formula="of:=[.K17]" office:value-type="string" office:string-value="D. Pozostałe przychody operacyjne, w tym:" calcext:value-type="string">
            <text:p>D. Pozostałe przychody operacyjne, w tym:</text:p>
          </table:table-cell>
          <table:table-cell/>
          <table:table-cell table:style-name="ce17" office:value-type="string" calcext:value-type="string">
            <text:p>IV. <text:s/>Pozostałe kapitały (f) rezerwowe</text:p>
          </table:table-cell>
          <table:table-cell table:style-name="ce14" table:formula="of:=SUMIF([.$E$3:.$E$43];[.H32];[.$D$3:.$D$43])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II. Strata z tytułu rozchodu aktywów finansowych, w tym:</text:p>
          </table:table-cell>
          <table:table-cell table:style-name="ce28" table:formula="of:=SUMIF([.$F$3:.$F$43];[.K32];[.$D$3:.$D$43])+[.L33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Przychody ze sprzedaży maszyny produkcyjnej</text:p>
          </table:table-cell>
          <table:table-cell table:style-name="ce12" office:value-type="float" office:value="500" calcext:value-type="float">
            <text:p>500</text:p>
          </table:table-cell>
          <table:table-cell table:style-name="ce14"/>
          <table:table-cell table:style-name="ce14" table:formula="of:=[.K17]" office:value-type="string" office:string-value="D. Pozostałe przychody operacyjne, w tym:" calcext:value-type="string">
            <text:p>D. Pozostałe przychody operacyjne, w tym:</text:p>
          </table:table-cell>
          <table:table-cell/>
          <table:table-cell table:style-name="ce17" office:value-type="string" calcext:value-type="string">
            <text:p>V. Zysk (strata) z lat ubiegłych</text:p>
          </table:table-cell>
          <table:table-cell table:style-name="ce14" table:formula="of:=SUMIF([.$E$3:.$E$43];[.H33];[.$D$3:.$D$43])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- w jednostkach powiązanych</text:p>
          </table:table-cell>
          <table:table-cell table:style-name="ce28" table:formula="of:=SUMIF([.$F$3:.$F$43];[.K33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Zapłacona kara za nieprzestrzeganie przepisów ochrony środowiska</text:p>
          </table:table-cell>
          <table:table-cell table:style-name="ce12" office:value-type="float" office:value="600" calcext:value-type="float">
            <text:p>600</text:p>
          </table:table-cell>
          <table:table-cell table:style-name="ce14"/>
          <table:table-cell table:style-name="ce14" table:formula="of:=[.K19]" office:value-type="string" office:string-value="E. Pozostałe koszty operacyjne, w tym:" calcext:value-type="string">
            <text:p>E. Pozostałe koszty operacyjne, w tym:</text:p>
          </table:table-cell>
          <table:table-cell/>
          <table:table-cell table:style-name="ce17" office:value-type="string" calcext:value-type="string">
            <text:p>VI. Zysk (strata) netto</text:p>
          </table:table-cell>
          <table:table-cell table:style-name="ce14" table:formula="of:=SUMIF([.$E$3:.$E$43];[.H34];[.$D$3:.$D$43])" office:value-type="float" office:value="900" calcext:value-type="float">
            <text:p>900</text:p>
          </table:table-cell>
          <table:table-cell/>
          <table:table-cell table:style-name="ce21" office:value-type="string" calcext:value-type="string">
            <text:p>III. Aktualizacja wartości aktywów finansowych</text:p>
          </table:table-cell>
          <table:table-cell table:style-name="ce28" table:formula="of:=SUMIF([.$F$3:.$F$43];[.K34];[.$D$3:.$D$43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Wartość sprzedanej maszyny produkcyjnej w cenie nabycia</text:p>
          </table:table-cell>
          <table:table-cell table:style-name="ce12" office:value-type="float" office:value="800" calcext:value-type="float">
            <text:p>800</text:p>
          </table:table-cell>
          <table:table-cell table:style-name="ce14"/>
          <table:table-cell table:style-name="ce14" table:formula="of:=[.K19]" office:value-type="string" office:string-value="E. Pozostałe koszty operacyjne, w tym:" calcext:value-type="string">
            <text:p>E. Pozostałe koszty operacyjne, w tym:</text:p>
          </table:table-cell>
          <table:table-cell/>
          <table:table-cell table:style-name="ce17" office:value-type="string" calcext:value-type="string">
            <text:p>VII. <text:s/>Odpisy z zysku netto w ciągu roku obrotowego</text:p>
          </table:table-cell>
          <table:table-cell table:style-name="ce14" table:formula="of:=SUMIF([.$E$3:.$E$43];[.H35];[.$D$3:.$D$4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H. Zysk (strata) brutto (C+D-E+F-G)</text:p>
          </table:table-cell>
          <table:table-cell table:style-name="ce28" table:formula="of:=[.L16]+[.L17]-[.L19]+[.L21]-[.L29]" office:value-type="float" office:value="1500" calcext:value-type="float">
            <text:p>150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Odpisane przedawnione należności </text:p>
          </table:table-cell>
          <table:table-cell table:style-name="ce12" office:value-type="float" office:value="400" calcext:value-type="float">
            <text:p>400</text:p>
          </table:table-cell>
          <table:table-cell table:style-name="ce14"/>
          <table:table-cell table:style-name="ce14" table:formula="of:=[.K19]" office:value-type="string" office:string-value="E. Pozostałe koszty operacyjne, w tym:" calcext:value-type="string">
            <text:p>E. Pozostałe koszty operacyjne, w tym:</text:p>
          </table:table-cell>
          <table:table-cell/>
          <table:table-cell table:style-name="ce16" office:value-type="string" calcext:value-type="string">
            <text:p>B. Zobowiązania i rezerwy na zobowiązania</text:p>
          </table:table-cell>
          <table:table-cell table:style-name="ce14" table:formula="of:=[.I37]+[.I39]+[.I41]+[.I47]" office:value-type="float" office:value="6100" calcext:value-type="float">
            <text:p>6100</text:p>
          </table:table-cell>
          <table:table-cell/>
          <table:table-cell table:style-name="ce20" office:value-type="string" calcext:value-type="string">
            <text:p>I. Podatek dochodowy</text:p>
          </table:table-cell>
          <table:table-cell table:style-name="ce28" table:formula="of:=SUMIF([.$F$3:.$F$43];[.K36];[.$D$3:.$D$43])" office:value-type="float" office:value="600" calcext:value-type="float">
            <text:p>600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Odszkodowanie za skradzione mienie</text:p>
          </table:table-cell>
          <table:table-cell table:style-name="ce12" office:value-type="float" office:value="300" calcext:value-type="float">
            <text:p>300</text:p>
          </table:table-cell>
          <table:table-cell table:style-name="ce14"/>
          <table:table-cell table:style-name="ce14" table:formula="of:=[.K17]" office:value-type="string" office:string-value="D. Pozostałe przychody operacyjne, w tym:" calcext:value-type="string">
            <text:p>D. Pozostałe przychody operacyjne, w tym:</text:p>
          </table:table-cell>
          <table:table-cell/>
          <table:table-cell table:style-name="ce17" office:value-type="string" calcext:value-type="string">
            <text:p>I. <text:s text:c="2"/>Rezerwy na zobowiązania, w tym:</text:p>
          </table:table-cell>
          <table:table-cell table:style-name="ce14" table:formula="of:=SUMIF([.$E$3:.$E$43];[.H37];[.$D$3:.$D$43])+[.I3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J. Zysk (strata) netto (H-I)</text:p>
          </table:table-cell>
          <table:table-cell table:style-name="ce29" table:formula="of:=[.L35]-[.L36]" office:value-type="float" office:value="900" calcext:value-type="float">
            <text:p>900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Ujemne różnice kursowe zrealizowane <text:s/></text:p>
          </table:table-cell>
          <table:table-cell table:style-name="ce12" office:value-type="float" office:value="800" calcext:value-type="float">
            <text:p>800</text:p>
          </table:table-cell>
          <table:table-cell table:style-name="ce14"/>
          <table:table-cell table:style-name="ce14" table:formula="of:=[.K29]" office:value-type="string" office:string-value="G. Koszty finansowe, w tym:" calcext:value-type="string">
            <text:p>G. Koszty finansowe, w tym:</text:p>
          </table:table-cell>
          <table:table-cell/>
          <table:table-cell table:style-name="ce17" office:value-type="string" calcext:value-type="string">
            <text:p>- rezerwa na świadczenia emerytalne i podobne</text:p>
          </table:table-cell>
          <table:table-cell table:style-name="ce14" table:formula="of:=SUMIF([.$E$3:.$E$43];[.H38];[.$D$3:.$D$43])" office:value-type="float" office:value="0" calcext:value-type="float">
            <text:p>0</text:p>
          </table:table-cell>
          <table:table-cell/>
          <table:table-cell table:style-name="ce25"/>
          <table:table-cell table:style-name="ce30"/>
          <table:table-cell table:number-columns-repeated="1012"/>
        </table:table-row>
        <table:table-row table:style-name="ro2">
          <table:table-cell/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Kapitał podstawowy</text:p>
          </table:table-cell>
          <table:table-cell table:style-name="ce12" office:value-type="float" office:value="9000" calcext:value-type="float">
            <text:p>9000</text:p>
          </table:table-cell>
          <table:table-cell table:style-name="ce14" table:formula="of:=[.H27]" office:value-type="string" office:string-value="I.  Kapitał (f) podstawowy" calcext:value-type="string">
            <text:p>I. <text:s/>Kapitał (f) podstawowy</text:p>
          </table:table-cell>
          <table:table-cell table:style-name="ce14"/>
          <table:table-cell/>
          <table:table-cell table:style-name="ce17" office:value-type="string" calcext:value-type="string">
            <text:p>II. <text:s/>Zobowiązania długoterminowe</text:p>
          </table:table-cell>
          <table:table-cell table:style-name="ce14" table:formula="of:=SUMIF([.$E$3:.$E$43];[.H39];[.$D$3:.$D$43])+[.I40]" office:value-type="float" office:value="2700" calcext:value-type="float">
            <text:p>270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4">
          <table:table-cell/>
          <table:table-cell table:style-name="ce5" office:value-type="float" office:value="38" calcext:value-type="float">
            <text:p>38</text:p>
          </table:table-cell>
          <table:table-cell table:style-name="ce8" office:value-type="string" calcext:value-type="string">
            <text:p>Kapitał zapasowy</text:p>
          </table:table-cell>
          <table:table-cell table:style-name="ce12" office:value-type="float" office:value="4000" calcext:value-type="float">
            <text:p>4000</text:p>
          </table:table-cell>
          <table:table-cell table:style-name="ce14" table:formula="of:=[.H28]" office:value-type="string" office:string-value="II. Kapitał (f) zapasowy, w tym:" calcext:value-type="string">
            <text:p>II. Kapitał (f) zapasowy, w tym:</text:p>
          </table:table-cell>
          <table:table-cell table:style-name="ce14"/>
          <table:table-cell/>
          <table:table-cell table:style-name="ce17" office:value-type="string" calcext:value-type="string">
            <text:p>- z tytułu kredytów i pożyczek <text:s/>(pasywa/B/II)</text:p>
          </table:table-cell>
          <table:table-cell table:style-name="ce14" table:formula="of:=SUMIF([.$E$3:.$E$43];[.H40];[.$D$3:.$D$43])" office:value-type="float" office:value="2700" calcext:value-type="float">
            <text:p>270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5">
          <table:table-cell/>
          <table:table-cell table:style-name="ce5" office:value-type="float" office:value="39" calcext:value-type="float">
            <text:p>39</text:p>
          </table:table-cell>
          <table:table-cell table:style-name="ce8" office:value-type="string" calcext:value-type="string">
            <text:p>Wartość wydanych do sprzedaży towarów w cenie zakupu</text:p>
          </table:table-cell>
          <table:table-cell table:style-name="ce12" office:value-type="float" office:value="1800" calcext:value-type="float">
            <text:p>1800</text:p>
          </table:table-cell>
          <table:table-cell table:style-name="ce14"/>
          <table:table-cell table:style-name="ce14" table:formula="of:=[.K15]" office:value-type="string" office:string-value="- wartość sprzedanych towarów i materiałów  " calcext:value-type="string">
            <text:p>- wartość sprzedanych towarów i materiałów <text:s/></text:p>
          </table:table-cell>
          <table:table-cell/>
          <table:table-cell table:style-name="ce17" office:value-type="string" calcext:value-type="string">
            <text:p>III. Zobowiązania krótkoterminowe, w tym:</text:p>
          </table:table-cell>
          <table:table-cell table:style-name="ce14" table:formula="of:=SUMIF([.$E$3:.$E$43];[.H41];[.$D$3:.$D$43])+[.I42]+[.I43]+[.I46]" office:value-type="float" office:value="3400" calcext:value-type="float">
            <text:p>340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2">
          <table:table-cell/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Podatek dochodowy</text:p>
          </table:table-cell>
          <table:table-cell table:style-name="ce11" office:value-type="float" office:value="600" calcext:value-type="float">
            <text:p>600</text:p>
          </table:table-cell>
          <table:table-cell table:style-name="ce14"/>
          <table:table-cell table:style-name="ce14" table:formula="of:=[.K36]" office:value-type="string" office:string-value="I. Podatek dochodowy" calcext:value-type="string">
            <text:p>I. Podatek dochodowy</text:p>
          </table:table-cell>
          <table:table-cell/>
          <table:table-cell table:style-name="ce17" office:value-type="string" calcext:value-type="string">
            <text:p>a) z tytułu kredytów i pożyczek <text:s/>(pasywa/B/III)</text:p>
          </table:table-cell>
          <table:table-cell table:style-name="ce14" table:formula="of:=SUMIF([.$E$3:.$E$43];[.H42];[.$D$3:.$D$43])" office:value-type="float" office:value="2300" calcext:value-type="float">
            <text:p>230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2">
          <table:table-cell/>
          <table:table-cell table:style-name="ce5" office:value-type="float" office:value="41" calcext:value-type="float">
            <text:p>41</text:p>
          </table:table-cell>
          <table:table-cell table:style-name="ce7" office:value-type="string" calcext:value-type="string">
            <text:p>Zysk (strata) netto</text:p>
          </table:table-cell>
          <table:table-cell table:style-name="ce11" table:formula="of:=[.F43]" office:value-type="float" office:value="900" calcext:value-type="float">
            <text:p>900</text:p>
          </table:table-cell>
          <table:table-cell table:style-name="ce14" table:formula="of:=[.H34]" office:value-type="string" office:string-value="VI. Zysk (strata) netto" calcext:value-type="string">
            <text:p>VI. Zysk (strata) netto</text:p>
          </table:table-cell>
          <table:table-cell table:style-name="ce14" table:formula="of:=[.L37]" office:value-type="float" office:value="900" calcext:value-type="float">
            <text:p>900</text:p>
          </table:table-cell>
          <table:table-cell/>
          <table:table-cell table:style-name="ce17" office:value-type="string" calcext:value-type="string">
            <text:p>b) z tytułu dostaw i usług, w tym:</text:p>
          </table:table-cell>
          <table:table-cell table:style-name="ce14" table:formula="of:=SUMIF([.$E$3:.$E$43];[.H43];[.$D$3:.$D$43])+[.I44]+[.I45]" office:value-type="float" office:value="920" calcext:value-type="float">
            <text:p>92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2">
          <table:table-cell table:number-columns-repeated="7"/>
          <table:table-cell table:style-name="ce17" office:value-type="string" calcext:value-type="string">
            <text:p>- do 12 miesięcy <text:s/>(pasywa/B/III/b)</text:p>
          </table:table-cell>
          <table:table-cell table:style-name="ce14" table:formula="of:=SUMIF([.$E$3:.$E$43];[.H44];[.$D$3:.$D$43])" office:value-type="float" office:value="0" calcext:value-type="float">
            <text:p>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2">
          <table:table-cell table:number-columns-repeated="7"/>
          <table:table-cell table:style-name="ce17" office:value-type="string" calcext:value-type="string">
            <text:p>- powyżej 12 miesięcy <text:s/>(pasywa/B/III/b)</text:p>
          </table:table-cell>
          <table:table-cell table:style-name="ce14" table:formula="of:=SUMIF([.$E$3:.$E$43];[.H45];[.$D$3:.$D$43])" office:value-type="float" office:value="920" calcext:value-type="float">
            <text:p>92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10">
          <table:table-cell table:number-columns-repeated="7"/>
          <table:table-cell table:style-name="ce17" office:value-type="string" calcext:value-type="string">
            <text:p>c) fundusze specjalne</text:p>
          </table:table-cell>
          <table:table-cell table:style-name="ce14" table:formula="of:=SUMIF([.$E$3:.$E$43];[.H46];[.$D$3:.$D$43])" office:value-type="float" office:value="0" calcext:value-type="float">
            <text:p>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2">
          <table:table-cell table:number-columns-repeated="7"/>
          <table:table-cell table:style-name="ce17" office:value-type="string" calcext:value-type="string">
            <text:p>IV. Rozliczenia międzyokresowe</text:p>
          </table:table-cell>
          <table:table-cell table:style-name="ce14" table:formula="of:=SUMIF([.$E$3:.$E$43];[.H47];[.$D$3:.$D$43])" office:value-type="float" office:value="0" calcext:value-type="float">
            <text:p>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10">
          <table:table-cell table:number-columns-repeated="7"/>
          <table:table-cell table:style-name="ce16" office:value-type="string" calcext:value-type="string">
            <text:p>PASYWA RAZEM</text:p>
          </table:table-cell>
          <table:table-cell table:style-name="ce14" table:formula="of:=[.I26]+[.I36]" office:value-type="float" office:value="20000" calcext:value-type="float">
            <text:p>20000</text:p>
          </table:table-cell>
          <table:table-cell/>
          <table:table-cell table:style-name="ce26"/>
          <table:table-cell table:style-name="ce3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zy pasywa = aktywa</text:p>
          </table:table-cell>
          <table:table-cell table:formula="of:=IF([.I25]=[.I48];&quot;tak&quot;;&quot;nie&quot;)" office:value-type="string" office:string-value="tak" calcext:value-type="string">
            <text:p>tak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15:14:44.6950367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19:43:30.714860133</meta:creation-date>
    <dc:date>2023-11-16T15:16:29.347530383</dc:date>
    <meta:editing-duration>PT46M54S</meta:editing-duration>
    <meta:editing-cycles>11</meta:editing-cycles>
    <meta:generator>LibreOffice/6.4.7.2$Linux_X86_64 LibreOffice_project/40$Build-2</meta:generator>
    <meta:document-statistic meta:table-count="1" meta:cell-count="341" meta:object-count="0"/>
  </office:meta>
</office:document-meta>
</file>